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75cm" fo:min-width="7cm" style:protect="position size"/>
    </style:style>
    <style:style style:name="gr2" style:family="graphic" style:parent-style-name="standard">
      <style:graphic-properties draw:stroke="none" svg:stroke-width="0.05cm" svg:stroke-color="#2b2b2b" draw:marker-start-width="0.28cm" draw:marker-end-width="0.28cm" draw:fill="solid" draw:fill-color="#ffffff" draw:textarea-horizontal-align="justify" draw:textarea-vertical-align="top" draw:auto-grow-height="false" fo:min-height="5.7cm" fo:min-width="6.45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cm" svg:stroke-color="#2b2b2b" draw:marker-start-width="0.28cm" draw:marker-end-width="0.28cm" draw:fill="solid" draw:fill-color="#ffffff" draw:textarea-horizontal-align="justify" draw:textarea-vertical-align="top" draw:auto-grow-height="false" fo:min-height="4.45cm" fo:min-width="4.95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cm" svg:stroke-color="#2b2b2b" draw:marker-start-width="0.28cm" draw:marker-end-width="0.28cm" draw:fill="solid" draw:fill-color="#ffffff" draw:textarea-horizontal-align="justify" draw:textarea-vertical-align="top" draw:auto-grow-height="false" fo:min-height="3.2cm" fo:min-width="3.45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cm" svg:stroke-color="#2b2b2b" draw:marker-start-width="0.28cm" draw:marker-end-width="0.28cm" draw:fill="solid" draw:fill-color="#ffffff" draw:textarea-horizontal-align="justify" draw:textarea-vertical-align="top" draw:auto-grow-height="false" fo:min-height="1.95cm" fo:min-width="1.95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cm" svg:stroke-color="#2b2b2b" draw:marker-start-width="0.28cm" draw:marker-end-width="0.28cm" draw:fill="solid" draw:fill-color="#ffffff" draw:textarea-horizontal-align="justify" draw:textarea-vertical-align="middle" draw:auto-grow-height="false" fo:min-height="0.7cm" fo:min-width="0.45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svg:stroke-width="0.05cm" svg:stroke-color="#2b2b2b" draw:marker-start-width="0.28cm" draw:marker-end-width="0.28cm" draw:fill="solid" draw:fill-color="#ffffff" draw:textarea-horizontal-align="justify" draw:textarea-vertical-align="middle" draw:auto-grow-height="false" fo:min-height="1.95cm" fo:min-width="0.45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svg:stroke-width="0.05cm" svg:stroke-color="#2b2b2b" draw:marker-start-width="0.28cm" draw:marker-end-width="0.28cm" draw:fill="solid" draw:fill-color="#ffffff" draw:textarea-horizontal-align="justify" draw:textarea-vertical-align="middle" draw:auto-grow-height="false" fo:min-height="3.2cm" fo:min-width="0.45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width="0.05cm" svg:stroke-color="#2b2b2b" draw:marker-start-width="0.28cm" draw:marker-end-width="0.28cm" draw:fill="solid" draw:fill-color="#ffffff" draw:textarea-horizontal-align="justify" draw:textarea-vertical-align="middle" draw:auto-grow-height="false" fo:min-height="4.45cm" fo:min-width="0.45cm" fo:padding-top="0.15cm" fo:padding-bottom="0.15cm" fo:padding-left="0.275cm" fo:padding-right="0.275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fo:font-size="16pt" style:font-size-asian="18pt" style:font-size-complex="18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6pt" style:font-size-asian="18pt" style:font-size-complex="18pt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style:font-name="Liberation Serif1" fo:font-size="16pt" style:font-name-asian="Liberation Serif1" style:font-size-asian="18pt" style:font-name-complex="Liberation Serif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5cm" svg:height="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cm" svg:height="6cm" svg:x="0.25cm" svg:y="0cm">
          <text:p text:style-name="P2"><text:span text:style-name="T1">C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5cm" svg:height="4.75cm" svg:x="1.5cm" svg:y="1cm">
          <text:p text:style-name="P2"><text:span text:style-name="T1">C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4cm" svg:height="3.5cm" svg:x="2.75cm" svg:y="2cm">
          <text:p text:style-name="P2"><text:span text:style-name="T1">C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5cm" svg:height="2.25cm" svg:x="4cm" svg:y="3cm">
          <text:p text:style-name="P2"><text:span text:style-name="T1">C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cm" svg:height="1cm" svg:x="4.25cm" svg:y="4cm">
          <text:p text:style-name="P2"><text:span text:style-name="T1">i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cm" svg:height="1cm" svg:x="5.25cm" svg:y="4cm">
          <text:p text:style-name="P2"><text:span text:style-name="T2">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cm" svg:height="2.25cm" svg:x="3cm" svg:y="3cm">
          <text:p text:style-name="P2"><text:span text:style-name="T1">i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cm" svg:height="3.5cm" svg:x="1.75cm" svg:y="2cm">
          <text:p text:style-name="P2"><text:span text:style-name="T1">i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cm" svg:height="4.75cm" svg:x="0.5cm" svg:y="1cm">
          <text:p text:style-name="P2"><text:span text:style-name="T1">i32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5T12:27:15.635508290</meta:creation-date>
    <dc:date>2023-02-18T09:29:50.317431431</dc:date>
    <meta:editing-duration>PT9M30S</meta:editing-duration>
    <meta:editing-cycles>11</meta:editing-cycles>
    <meta:generator>LibreOffice/7.0.4.2$Linux_X86_64 LibreOffice_project/00$Build-2</meta:generator>
    <meta:document-statistic meta:object-count="10"/>
  </office:meta>
</office:document-meta>
</file>